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widows="1" fo:text-indent="0cm" style:auto-text-indent="false"/>
    </style:style>
    <style:style style:name="P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5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" fo:font-size="14.25pt" fo:letter-spacing="normal" fo:font-style="italic" fo:font-weight="normal"/>
    </style:style>
    <style:style style:name="T2" style:family="text">
      <style:text-properties fo:font-variant="normal" fo:text-transform="none" fo:color="#000000" style:font-name="Trebuchet MS" fo:font-size="11.25pt" fo:letter-spacing="normal" fo:font-style="normal" fo:font-weight="normal"/>
    </style:style>
    <style:style style:name="T3" style:family="text">
      <style:text-properties fo:font-weight="bold"/>
    </style:style>
    <style:style style:name="T4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<text:span text:style-name="T4">15 </text:span>= 32768 and the sum of its digits is 3 + 2 + 7 + 6 + 8 = 26.</text:p>
      <text:p text:style-name="P2">What is the sum of the digits of the number 2<text:span text:style-name="T4">1000</text:span>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rebuchet MS" svg:font-family="'Trebuchet MS'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08T21:27:07.474000000</dc:date>
    <meta:editing-duration>PT5M56S</meta:editing-duration>
    <meta:editing-cycles>9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2" meta:word-count="32" meta:character-count="114" meta:non-whitespace-character-count="84"/>
  </office:meta>
</office:document-meta>
</file>